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34in"/>
    </style:style>
    <style:style style:name="co2" style:family="table-column">
      <style:table-column-properties fo:break-before="auto" style:column-width="2.1in"/>
    </style:style>
    <style:style style:name="co3" style:family="table-column">
      <style:table-column-properties fo:break-before="auto" style:column-width="2.6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.798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0.9in"/>
    </style:style>
    <style:style style:name="co8" style:family="table-column">
      <style:table-column-properties fo:break-before="auto" style:column-width="1.8in"/>
    </style:style>
    <style:style style:name="co9" style:family="table-column">
      <style:table-column-properties fo:break-before="auto" style:column-width="3.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1.0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7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2.0417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3" style:family="table-row">
      <style:table-row-properties style:row-height="2.0035in" fo:break-before="auto" style:use-optimal-row-height="true"/>
    </style:style>
    <style:style style:name="ro14" style:family="table-row">
      <style:table-row-properties style:row-height="1.6063in" fo:break-before="auto" style:use-optimal-row-height="true"/>
    </style:style>
    <style:style style:name="ro15" style:family="table-row">
      <style:table-row-properties style:row-height="1.7827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 style:vertical-align="top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ackground-color="#ff7b59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ackground-color="#cccccc" fo:wrap-option="wrap" style:vertical-align="top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ackground-color="transparent" fo:wrap-option="wrap" style:vertical-align="top"/>
      <style:text-properties style:font-name="Liberation Sans"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3" table:default-cell-style-name="ce4"/>
        <table:table-column table:style-name="co4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11"/>
        <table:table-column table:style-name="co8" table:default-cell-style-name="ce5"/>
        <table:table-column table:style-name="co9" table:default-cell-style-name="ce4"/>
        <table:table-column table:style-name="co10" table:number-columns-repeated="16374" table:default-cell-style-name="ce5"/>
        <table:table-row table:style-name="ro1">
          <table:table-cell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s</text:p>
          </table:table-cell>
          <table:table-cell table:style-name="ce12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2" office:value-type="string" calcext:value-type="string">
            <text:p>Expected Results</text:p>
          </table:table-cell>
          <table:table-cell table:style-name="ce12" office:value-type="string" calcext:value-type="string">
            <text:p>Postconditions</text:p>
          </table:table-cell>
          <table:table-cell table:style-name="ce12" office:value-type="string" calcext:value-type="string">
            <text:p>Pass / Fail</text:p>
          </table:table-cell>
          <table:table-cell table:style-name="ce1" office:value-type="string" calcext:value-type="string">
            <text:p>Actual Results</text:p>
          </table:table-cell>
          <table:table-cell table:style-name="ce12" office:value-type="string" calcext:value-type="string">
            <text:p>Notes</text:p>
          </table:table-cell>
          <table:table-cell table:style-name="ce1" table:number-columns-repeated="16374"/>
        </table:table-row>
        <table:table-row table:style-name="ro2">
          <table:table-cell office:value-type="string" calcext:value-type="string">
            <text:p>API-USER-1</text:p>
          </table:table-cell>
          <table:table-cell office:value-type="string" calcext:value-type="string">
            <text:p>Create valid user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Response status code is 201. Received response body includes created user with “_id” and “__v” fields, and token.</text:p>
          </table:table-cell>
          <table:table-cell office:value-type="string" calcext:value-type="string">
            <text:p>User is created. Generated and activated bearer token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PI-USER-2</text:p>
          </table:table-cell>
          <table:table-cell office:value-type="string" calcext:value-type="string">
            <text:p>Create user with password with special characters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`!@#$%^&amp;*()_+'\"№;:?-=[]/\\あいうえお"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created user with “_id” and “__v” fields, and token.</text:p>
          </table:table-cell>
          <table:table-cell office:value-type="string" calcext:value-type="string">
            <text:p>User is created. Generated and activated bearer token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style-name="ce21" office:value-type="string" calcext:value-type="string">
            <text:p>Don’t have project requirements. I assume this password is valid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PI-USER-3</text:p>
          </table:table-cell>
          <table:table-cell office:value-type="string" calcext:value-type="string">
            <text:p>Create user with password with minimum length 7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111111"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created user with “_id” and “__v” fields, and token.</text:p>
          </table:table-cell>
          <table:table-cell office:value-type="string" calcext:value-type="string">
            <text:p>User is created. Generated and activated bearer token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PI-USER-4</text:p>
          </table:table-cell>
          <table:table-cell office:value-type="string" calcext:value-type="string">
            <text:p>Create user with password with maximum length 100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111111111111111111111111111111111111111111111111111111111111111111111111111111111111111111111111111"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created user with “_id” and “__v” fields, and token.</text:p>
          </table:table-cell>
          <table:table-cell office:value-type="string" calcext:value-type="string">
            <text:p>User is created. Generated and activated bearer token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5</text:p>
          </table:table-cell>
          <table:table-cell office:value-type="string" calcext:value-type="string">
            <text:p>Create invalid user with empty firstName fiel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6</text:p>
          </table:table-cell>
          <table:table-cell office:value-type="string" calcext:value-type="string">
            <text:p>Create invalid user with empty lastName fiel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7</text:p>
          </table:table-cell>
          <table:table-cell office:value-type="string" calcext:value-type="string">
            <text:p>Create invalid user with empty email fiel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style-name="ce21" office:value-type="string" calcext:value-type="string">
            <text:p>[Charter 1. Note 4]</text:p>
          </table:table-cell>
          <table:table-cell table:number-columns-repeated="16374"/>
        </table:table-row>
        <table:table-row table:style-name="ro3">
          <table:table-cell table:style-name="ce3" office:value-type="string" calcext:value-type="string">
            <text:p>API-USER-8</text:p>
          </table:table-cell>
          <table:table-cell office:value-type="string" calcext:value-type="string">
            <text:p>Create invalid user with empty password fiel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9</text:p>
          </table:table-cell>
          <table:table-cell office:value-type="string" calcext:value-type="string">
            <text:p>Create invalid user with each field empty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",</text:p>
            <text:p>    "lastName": "",</text:p>
            <text:p>    "email": "",</text:p>
            <text:p>    "password": "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API-USER-10</text:p>
          </table:table-cell>
          <table:table-cell office:value-type="string" calcext:value-type="string">
            <text:p>Create invalid user with with missing field firstName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API-USER-11</text:p>
          </table:table-cell>
          <table:table-cell office:value-type="string" calcext:value-type="string">
            <text:p>Create invalid user with missing field lastName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API-USER-12</text:p>
          </table:table-cell>
          <table:table-cell office:value-type="string" calcext:value-type="string">
            <text:p>Create invalid user with missing field email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API-USER-13</text:p>
          </table:table-cell>
          <table:table-cell office:value-type="string" calcext:value-type="string">
            <text:p>Create invalid user with missing field passwor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5">
          <table:table-cell table:style-name="ce3" office:value-type="string" calcext:value-type="string">
            <text:p>API-USER-14</text:p>
          </table:table-cell>
          <table:table-cell office:value-type="string" calcext:value-type="string">
            <text:p>Create invalid user with no fields provide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/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style-name="ce21" office:value-type="string" calcext:value-type="string">
            <text:p>[Charter 1. Note 4]</text:p>
          </table:table-cell>
          <table:table-cell table:number-columns-repeated="16374"/>
        </table:table-row>
        <table:table-row table:style-name="ro3">
          <table:table-cell table:style-name="ce3" office:value-type="string" calcext:value-type="string">
            <text:p>API-USER-15</text:p>
          </table:table-cell>
          <table:table-cell office:value-type="string" calcext:value-type="string">
            <text:p>Create invalid user with password less than 7 characters (6 in test)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11111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16</text:p>
          </table:table-cell>
          <table:table-cell office:value-type="string" calcext:value-type="string">
            <text:p>Create invalid user with password longer than 100 characters (101 in test)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1111111111111111111111111111111111111111111111111111111111111111111111111111111111111111111111111111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17</text:p>
          </table:table-cell>
          <table:table-cell office:value-type="string" calcext:value-type="string">
            <text:p>Create invalid user with email without @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18</text:p>
          </table:table-cell>
          <table:table-cell office:value-type="string" calcext:value-type="string">
            <text:p>Create invalid user with email without user part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19</text:p>
          </table:table-cell>
          <table:table-cell office:value-type="string" calcext:value-type="string">
            <text:p>Create invalid user with email without domain part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20</text:p>
          </table:table-cell>
          <table:table-cell office:value-type="string" calcext:value-type="string">
            <text:p>Create invalid user with email with space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 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21</text:p>
          </table:table-cell>
          <table:table-cell office:value-type="string" calcext:value-type="string">
            <text:p>Create invalid user with email with invalid domain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API-USER-22</text:p>
          </table:table-cell>
          <table:table-cell office:value-type="string" calcext:value-type="string">
            <text:p>Create invalid user with email with invalid characters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#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User is created. Response status code is 200.</text:p>
          </table:table-cell>
          <table:table-cell table:number-columns-repeated="16375"/>
        </table:table-row>
        <table:table-row table:style-name="ro6">
          <table:table-cell table:style-name="ce3" office:value-type="string" calcext:value-type="string">
            <text:p>API-USER-23</text:p>
          </table:table-cell>
          <table:table-cell office:value-type="string" calcext:value-type="string">
            <text:p>Create invalid user with custom “_id” field.</text:p>
          </table:table-cell>
          <table:table-cell/>
          <table:table-cell office:value-type="string" calcext:value-type="string">
            <text:p>1. Send POST request to /users/ with JSON payload.</text:p>
          </table:table-cell>
          <table:table-cell table:style-name="ce8" office:value-type="string" calcext:value-type="string">
            <text:p>{</text:p>
            <text:p>    "_id": "111111111111111111111111",</text:p>
            <text:p>    "firstName": "John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 is not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User is created. Response status code is 200.</text:p>
          </table:table-cell>
          <table:table-cell table:style-name="ce21" office:value-type="string" calcext:value-type="string">
            <text:p>[Charter 1. Note 2]</text:p>
          </table:table-cell>
          <table:table-cell table:number-columns-repeated="16374"/>
        </table:table-row>
        <table:table-row table:style-name="ro2">
          <table:table-cell table:style-name="ce3" office:value-type="string" calcext:value-type="string">
            <text:p>API-USER-24</text:p>
          </table:table-cell>
          <table:table-cell office:value-type="string" calcext:value-type="string">
            <text:p>Get created user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GET request to /users/me with provided valid token in headers.</text:p>
          </table:table-cell>
          <table:table-cell/>
          <table:table-cell office:value-type="string" calcext:value-type="string">
            <text:p><text:span text:style-name="T1">Response</text:span> status code is 200. Received response body includes created user with “_id” and “__v” fields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PI-USER-25</text:p>
          </table:table-cell>
          <table:table-cell office:value-type="string" calcext:value-type="string">
            <text:p>Get created user without provided token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GET request to /users/me.</text:p>
          </table:table-cell>
          <table:table-cell/>
          <table:table-cell office:value-type="string" calcext:value-type="string">
            <text:p><text:span text:style-name="T1">Response</text:span> status code is 401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7">
          <table:table-cell table:style-name="ce3" office:value-type="string" calcext:value-type="string">
            <text:p>API-USER-26</text:p>
          </table:table-cell>
          <table:table-cell office:value-type="string" calcext:value-type="string">
            <text:p>Patch user with each field updated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8" office:value-type="string" calcext:value-type="string">
            <text:p>{</text:p>
            <text:p>    "firstName": "John_updated",</text:p>
            <text:p>    "lastName": "Green_updated",</text:p>
            <text:p>    "email": "john.green_updated@mail.com",</text:p>
            <text:p>    "password": "1234567890_updated"</text:p>
            <text:p>}</text:p>
          </table:table-cell>
          <table:table-cell office:value-type="string" calcext:value-type="string">
            <text:p><text:span text:style-name="T1">Response</text:span> status code is 200. Received response body includes user with updated fields as in test data, “_id” and “__v” fields.</text:p>
          </table:table-cell>
          <table:table-cell office:value-type="string" calcext:value-type="string">
            <text:p>User’s fields are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PI-USER-27</text:p>
          </table:table-cell>
          <table:table-cell office:value-type="string" calcext:value-type="string">
            <text:p>Patch user with no fields updated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200. Received response body includes user with  fields as in test data, “_id” and “__v” fields.</text:p>
          </table:table-cell>
          <table:table-cell office:value-type="string" calcext:value-type="string">
            <text:p>User’s fields are the same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PI-USER-28</text:p>
          </table:table-cell>
          <table:table-cell office:value-type="string" calcext:value-type="string">
            <text:p>Patch user with empty body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/>
            <text:p>}</text:p>
          </table:table-cell>
          <table:table-cell office:value-type="string" calcext:value-type="string">
            <text:p><text:span text:style-name="T1">Response</text:span> status code is 200. Received response body includes user with no updated fields, “_id” and “__v” fields.</text:p>
          </table:table-cell>
          <table:table-cell office:value-type="string" calcext:value-type="string">
            <text:p>User’s fields are the same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29</text:p>
          </table:table-cell>
          <table:table-cell office:value-type="string" calcext:value-type="string">
            <text:p><text:span text:style-name="T1">Patch user providing</text:span> empty first name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>    "firstName": "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30</text:p>
          </table:table-cell>
          <table:table-cell office:value-type="string" calcext:value-type="string">
            <text:p><text:span text:style-name="T1">Patch user providing</text:span> empty last name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>    "firstName": "John",</text:p>
            <text:p>    "lastName": "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31</text:p>
          </table:table-cell>
          <table:table-cell office:value-type="string" calcext:value-type="string">
            <text:p><text:span text:style-name="T1">Patch user providing</text:span> empty email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>    "firstName": "John",</text:p>
            <text:p>    "lastName": "Green",</text:p>
            <text:p>    "email": "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32</text:p>
          </table:table-cell>
          <table:table-cell office:value-type="string" calcext:value-type="string">
            <text:p><text:span text:style-name="T1">Patch user providing</text:span> empty password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33</text:p>
          </table:table-cell>
          <table:table-cell office:value-type="string" calcext:value-type="string">
            <text:p>Patch user providing empty each field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>    "firstName": "",</text:p>
            <text:p>    "lastName": "",</text:p>
            <text:p>    "email": "",</text:p>
            <text:p>    "password": "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34</text:p>
          </table:table-cell>
          <table:table-cell office:value-type="string" calcext:value-type="string">
            <text:p><text:span text:style-name="T1">Patch user providing</text:span> password with length of 6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7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11111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PI-USER-35</text:p>
          </table:table-cell>
          <table:table-cell office:value-type="string" calcext:value-type="string">
            <text:p>Patch user providing password with length of 101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1111111111111111111111111111111111111111111111111111111111111111111111111111111111111111111111111111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API-USER-36</text:p>
          </table:table-cell>
          <table:table-cell office:value-type="string" calcext:value-type="string">
            <text:p>Patch user providing custom “_id”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ATCH request to /users/me with JSON payload and token.</text:p>
          </table:table-cell>
          <table:table-cell table:style-name="ce8" office:value-type="string" calcext:value-type="string">
            <text:p>{</text:p>
            <text:p>    "_id": "111111111111111111111111",</text:p>
            <text:p>    "firstName": "John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User’s fields are not upd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style-name="ce21" office:value-type="string" calcext:value-type="string">
            <text:p>[Charter 1. Note 3]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I-USER-37</text:p>
          </table:table-cell>
          <table:table-cell office:value-type="string" calcext:value-type="string">
            <text:p>Delete existing user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DELETE request to /users/me with token.</text:p>
          </table:table-cell>
          <table:table-cell/>
          <table:table-cell office:value-type="string" calcext:value-type="string">
            <text:p><text:span text:style-name="T1">Response</text:span> status code is 200.</text:p>
          </table:table-cell>
          <table:table-cell office:value-type="string" calcext:value-type="string">
            <text:p>User is dele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API-USER-38</text:p>
          </table:table-cell>
          <table:table-cell office:value-type="string" calcext:value-type="string">
            <text:p>Log In as existing user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users/login with JSON payload.</text:p>
          </table:table-cell>
          <table:table-cell table:style-name="ce7" office:value-type="string" calcext:value-type="string">
            <text:p>{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user with “_id”, “firstName”, “lastName”, “__v” fields, and token.</text:p>
          </table:table-cell>
          <table:table-cell office:value-type="string" calcext:value-type="string">
            <text:p>User can use generated token to access website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I-USER-39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API-USER-38</text:p>
          </table:table-cell>
          <table:table-cell office:value-type="string" calcext:value-type="string">
            <text:p>1. Send POST request to /users/logout with token.</text:p>
          </table:table-cell>
          <table:table-cell/>
          <table:table-cell office:value-type="string" calcext:value-type="string">
            <text:p><text:span text:style-name="T1">Response</text:span> status code is 200.</text:p>
          </table:table-cell>
          <table:table-cell office:value-type="string" calcext:value-type="string">
            <text:p>User can’t use the same token again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style-name="ce28"/>
          <table:table-cell table:number-columns-repeated="16374"/>
        </table:table-row>
        <table:table-row table:style-name="ro8">
          <table:table-cell office:value-type="string" calcext:value-type="string">
            <text:p>API-CONTACT-1</text:p>
          </table:table-cell>
          <table:table-cell office:value-type="string" calcext:value-type="string">
            <text:p>Create valid contact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9">
          <table:table-cell office:value-type="string" calcext:value-type="string">
            <text:p>API-CONTACT-2</text:p>
          </table:table-cell>
          <table:table-cell office:value-type="string" calcext:value-type="string">
            <text:p>Create valid contact without field street2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Bob",</text:p>
            <text:p>    "lastName": "Ross",</text:p>
            <text:p><text:span text:style-name="T2">    "birthdate": "1942-10-29",</text:span></text:p>
            <text:p><text:span text:style-name="T2">    "email": "bob.ross@mail.com",</text:span></text:p>
            <text:p><text:span text:style-name="T2">    “phone": "1234567890",</text:span></text:p>
            <text:p><text:span text:style-name="T2">    “street1": "Kingston Ave, 706",</text:span></text:p>
            <text:p><text:span text:style-name="T2">    “city": "Daytona Beach",</text:span></text:p>
            <text:p><text:span text:style-name="T2">    “stateProvince": "FL",</text:span></text:p>
            <text:p><text:span text:style-name="T2">    “postalCode": "22222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0">
          <table:table-cell office:value-type="string" calcext:value-type="string">
            <text:p>API-CONTACT-3</text:p>
          </table:table-cell>
          <table:table-cell office:value-type="string" calcext:value-type="string">
            <text:p>Create valid contact providing only mandatory fields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Bob”,</text:p>
            <text:p>    "lastName": "Dylan"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</text:p>
          </table:table-cell>
          <table:table-cell office:value-type="string" calcext:value-type="string">
            <text:p>Create valid contact with maximum allowed firstName length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aaaaaaaaaabbbbbbbbbb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5</text:p>
          </table:table-cell>
          <table:table-cell office:value-type="string" calcext:value-type="string">
            <text:p>Create valid contact with maximum allowed lastName length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aaaaaaaaaabbbbbbbbbb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6</text:p>
          </table:table-cell>
          <table:table-cell office:value-type="string" calcext:value-type="string">
            <text:p>Create valid contact with birthdate on leap year, 29th February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"Leap",</text:p>
            <text:p>    "lastName": "Year",</text:p>
            <text:p><text:span text:style-name="T2">    "birthdate": "2000-02-29",</text:span></text:p>
            <text:p><text:span text:style-name="T2">    "email": "leap.year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7</text:p>
          </table:table-cell>
          <table:table-cell office:value-type="string" calcext:value-type="string">
            <text:p>Create valid contact with phone with country code with plus [1]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+55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8</text:p>
          </table:table-cell>
          <table:table-cell office:value-type="string" calcext:value-type="string">
            <text:p>Create valid contact with phone with country code with plus [2]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+1222333444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Phone field is invalid. Response status code is 400. Contact was not created.</text:p>
          </table:table-cell>
          <table:table-cell table:style-name="ce21" office:value-type="string" calcext:value-type="string">
            <text:p>[Charter 2. Note 4]</text:p>
          </table:table-cell>
          <table:table-cell table:number-columns-repeated="16374"/>
        </table:table-row>
        <table:table-row table:style-name="ro8">
          <table:table-cell office:value-type="string" calcext:value-type="string">
            <text:p>API-CONTACT-9</text:p>
          </table:table-cell>
          <table:table-cell office:value-type="string" calcext:value-type="string">
            <text:p>Create valid contact with phone with country code with plus [3]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+48222333444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Phone field is invalid. Response status code is 400. Contact was not created.</text:p>
          </table:table-cell>
          <table:table-cell table:style-name="ce21" office:value-type="string" calcext:value-type="string">
            <text:p>[Charter 2. Note 4]</text:p>
          </table:table-cell>
          <table:table-cell table:number-columns-repeated="16374"/>
        </table:table-row>
        <table:table-row table:style-name="ro8">
          <table:table-cell office:value-type="string" calcext:value-type="string">
            <text:p>API-CONTACT-10</text:p>
          </table:table-cell>
          <table:table-cell office:value-type="string" calcext:value-type="string">
            <text:p>Create valid contact with phone with country code with plus [4]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+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Phone field is invalid. Response status code is 400. Contact was not created.</text:p>
          </table:table-cell>
          <table:table-cell table:style-name="ce21" office:value-type="string" calcext:value-type="string">
            <text:p>[Charter 2. Note 4]</text:p>
          </table:table-cell>
          <table:table-cell table:number-columns-repeated="16374"/>
        </table:table-row>
        <table:table-row table:style-name="ro8">
          <table:table-cell office:value-type="string" calcext:value-type="string">
            <text:p>API-CONTACT-11</text:p>
          </table:table-cell>
          <table:table-cell office:value-type="string" calcext:value-type="string">
            <text:p>Create valid contact with phone with 9 digits without contry code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11222333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2</text:p>
          </table:table-cell>
          <table:table-cell office:value-type="string" calcext:value-type="string">
            <text:p>Create valid contact with street1 max length (40 charact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aaaaaaaaaabbbbbbbbbbccccccccccdddddddddd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3</text:p>
          </table:table-cell>
          <table:table-cell office:value-type="string" calcext:value-type="string">
            <text:p>Create valid contact with street2 max length (40 charact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aaaaaaaaabbbbbbbbbbccccccccccdddddddddd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4</text:p>
          </table:table-cell>
          <table:table-cell office:value-type="string" calcext:value-type="string">
            <text:p><text:span text:style-name="T1">Create valid contact with city</text:span> max length (40 charact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aaaaaaaaaabbbbbbbbbbccccccccccdddddddddd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5</text:p>
          </table:table-cell>
          <table:table-cell office:value-type="string" calcext:value-type="string">
            <text:p><text:span text:style-name="T1">Create valid contact with stateProvince</text:span> max length (20 charact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aaaaaaaaaabbbbbbbbbb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6</text:p>
          </table:table-cell>
          <table:table-cell office:value-type="string" calcext:value-type="string">
            <text:p><text:span text:style-name="T1">Create valid contact with postalCode</text:span> min length (3 numb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11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7</text:p>
          </table:table-cell>
          <table:table-cell office:value-type="string" calcext:value-type="string">
            <text:p><text:span text:style-name="T1">Create valid contact with postalCode</text:span> max length (7 numb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111111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18</text:p>
          </table:table-cell>
          <table:table-cell office:value-type="string" calcext:value-type="string">
            <text:p><text:span text:style-name="T1">Create valid contact with country</text:span> max length (40 characters)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aaaaaaaaaabbbbbbbbbbccccccccccdddddddddd"</text:span></text:p>
            <text:p>}</text:p>
          </table:table-cell>
          <table:table-cell office:value-type="string" calcext:value-type="string">
            <text:p><text:span text:style-name="T1">Response</text:span> status code is 201. Received response body includes all provided fields with the same values, “_id”, “__v”, and “owner”, with value of user’s “_id”.</text:p>
          </table:table-cell>
          <table:table-cell office:value-type="string" calcext:value-type="string">
            <text:p>Contact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9">
          <table:table-cell office:value-type="string" calcext:value-type="string">
            <text:p>API-CONTACT-19</text:p>
          </table:table-cell>
          <table:table-cell office:value-type="string" calcext:value-type="string">
            <text:p><text:span text:style-name="T1">Create invalid contact without firstName</text:span> field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9">
          <table:table-cell office:value-type="string" calcext:value-type="string">
            <text:p>API-CONTACT-20</text:p>
          </table:table-cell>
          <table:table-cell office:value-type="string" calcext:value-type="string">
            <text:p>Create invalid contact without lastName field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1">
          <table:table-cell office:value-type="string" calcext:value-type="string">
            <text:p>API-CONTACT-21</text:p>
          </table:table-cell>
          <table:table-cell office:value-type="string" calcext:value-type="string">
            <text:p>Create invalid contact without firstName and lastName fields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2">
          <table:table-cell office:value-type="string" calcext:value-type="string">
            <text:p>API-CONTACT-22</text:p>
          </table:table-cell>
          <table:table-cell office:value-type="string" calcext:value-type="string">
            <text:p>Create invalid contact without fields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/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3</text:p>
          </table:table-cell>
          <table:table-cell office:value-type="string" calcext:value-type="string">
            <text:p><text:span text:style-name="T1">Create invalid contact with empty birthdate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4</text:p>
          </table:table-cell>
          <table:table-cell office:value-type="string" calcext:value-type="string">
            <text:p><text:span text:style-name="T1">Create invalid contact with birthdate in the future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Future”,</text:p>
            <text:p>    "lastName": "Guy",</text:p>
            <text:p><text:span text:style-name="T2">    "birthdate": "3034-03-10",</text:span></text:p>
            <text:p><text:span text:style-name="T2">    "email": "future.guy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Contact is created. Response status code is 200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5</text:p>
          </table:table-cell>
          <table:table-cell office:value-type="string" calcext:value-type="string">
            <text:p><text:span text:style-name="T1">Create invalid contact with birthdate in non leap year, 29th February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"No Leap",</text:p>
            <text:p>    "lastName": "Year",</text:p>
            <text:p><text:span text:style-name="T2">    "birthdate": "2001-02-29",</text:span></text:p>
            <text:p><text:span text:style-name="T2">    "email": "noleap.year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6</text:p>
          </table:table-cell>
          <table:table-cell office:value-type="string" calcext:value-type="string">
            <text:p><text:span text:style-name="T1">Create invalid contact with birthdate on 32th day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2024-08-32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7</text:p>
          </table:table-cell>
          <table:table-cell office:value-type="string" calcext:value-type="string">
            <text:p><text:span text:style-name="T1">Create invalid contact with birthdate on 31th day but only 30 exist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2024-09-31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8</text:p>
          </table:table-cell>
          <table:table-cell office:value-type="string" calcext:value-type="string">
            <text:p><text:span text:style-name="T1">Create invalid contact with birthday in 13th month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13-25"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29</text:p>
          </table:table-cell>
          <table:table-cell office:value-type="string" calcext:value-type="string">
            <text:p><text:span text:style-name="T1">Create invalid contact with birthday in 00th month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0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0</text:p>
          </table:table-cell>
          <table:table-cell office:value-type="string" calcext:value-type="string">
            <text:p><text:span text:style-name="T1">Create invalid contact with birthday in year less than 1900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899-10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Contact is created. Response status code is 200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1</text:p>
          </table:table-cell>
          <table:table-cell office:value-type="string" calcext:value-type="string">
            <text:p><text:span text:style-name="T1">Create invalid contact with empty email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2</text:p>
          </table:table-cell>
          <table:table-cell office:value-type="string" calcext:value-type="string">
            <text:p><text:span text:style-name="T1">Create invalid contact with email without @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3</text:p>
          </table:table-cell>
          <table:table-cell office:value-type="string" calcext:value-type="string">
            <text:p><text:span text:style-name="T1">Create invalid contact with email without user part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4</text:p>
          </table:table-cell>
          <table:table-cell office:value-type="string" calcext:value-type="string">
            <text:p><text:span text:style-name="T1">Create invalid contact with email without domain part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5</text:p>
          </table:table-cell>
          <table:table-cell office:value-type="string" calcext:value-type="string">
            <text:p><text:span text:style-name="T1">Create invalid contact with email with space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 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6</text:p>
          </table:table-cell>
          <table:table-cell office:value-type="string" calcext:value-type="string">
            <text:p><text:span text:style-name="T1">Create invalid contact with email with invalid domain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3">
          <table:table-cell office:value-type="string" calcext:value-type="string">
            <text:p>API-CONTACT-37</text:p>
          </table:table-cell>
          <table:table-cell office:value-type="string" calcext:value-type="string">
            <text:p><text:span text:style-name="T1">Create invalid contact with email with invalid charac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!ll.s#&amp;?^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Contact is created. Response status code is 200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8</text:p>
          </table:table-cell>
          <table:table-cell office:value-type="string" calcext:value-type="string">
            <text:p><text:span text:style-name="T1">Create invalid contact with empty phone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39</text:p>
          </table:table-cell>
          <table:table-cell office:value-type="string" calcext:value-type="string">
            <text:p><text:span text:style-name="T1">Create invalid contact with phone with let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a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0</text:p>
          </table:table-cell>
          <table:table-cell office:value-type="string" calcext:value-type="string">
            <text:p><text:span text:style-name="T1">Create invalid contact with street1 right above max len with 41 charac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aaaaaaaaaabbbbbbbbbbccccccccccdddddddddde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1</text:p>
          </table:table-cell>
          <table:table-cell office:value-type="string" calcext:value-type="string">
            <text:p><text:span text:style-name="T1">Create invalid contact with street2 right above max len with 41 charac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aaaaaaaaabbbbbbbbbbccccccccccdddddddddde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2</text:p>
          </table:table-cell>
          <table:table-cell office:value-type="string" calcext:value-type="string">
            <text:p><text:span text:style-name="T1">Create invalid contact with city right above max len with 41 charac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aaaaaaaaaabbbbbbbbbbccccccccccdddddddddde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3</text:p>
          </table:table-cell>
          <table:table-cell office:value-type="string" calcext:value-type="string">
            <text:p><text:span text:style-name="T1">Create invalid contact with stateProvince right above max len with 21 charac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aaaaaaaaaabbbbbbbbbbc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4</text:p>
          </table:table-cell>
          <table:table-cell office:value-type="string" calcext:value-type="string">
            <text:p><text:span text:style-name="T1">Create invalid contact with postalCode right below min len with 2 digit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1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5</text:p>
          </table:table-cell>
          <table:table-cell office:value-type="string" calcext:value-type="string">
            <text:p><text:span text:style-name="T1">Create invalid contact with postalCode right above max len with 8 digit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1111111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API-CONTACT-46</text:p>
          </table:table-cell>
          <table:table-cell office:value-type="string" calcext:value-type="string">
            <text:p><text:span text:style-name="T1">Create invalid contact with country right above max len with 41 characters</text:span>.</text:p>
          </table:table-cell>
          <table:table-cell office:value-type="string" calcext:value-type="string">
            <text:p>API-USER-1</text:p>
          </table:table-cell>
          <table:table-cell office:value-type="string" calcext:value-type="string">
            <text:p>1. Send POST request to /contacts/ with JSON payload and token.</text:p>
          </table:table-cell>
          <table:table-cell table:style-name="ce16"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aaaaaaaaaabbbbbbbbbbccccccccccdddddddddde"</text:span></text:p>
            <text:p>}</text:p>
          </table:table-cell>
          <table:table-cell office:value-type="string" calcext:value-type="string">
            <text:p><text:span text:style-name="T1">Response</text:span> status code is 400.</text:p>
          </table:table-cell>
          <table:table-cell office:value-type="string" calcext:value-type="string">
            <text:p>Contact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4">
          <table:table-cell office:value-type="string" calcext:value-type="string">
            <text:p>API-CONTACT-47</text:p>
          </table:table-cell>
          <table:table-cell office:value-type="string" calcext:value-type="string">
            <text:p>Get created contact.</text:p>
          </table:table-cell>
          <table:table-cell table:style-name="ce4" office:value-type="string" calcext:value-type="string">
            <text:p>API-USER-1</text:p>
            <text:p>API-CONTACT-1</text:p>
          </table:table-cell>
          <table:table-cell office:value-type="string" calcext:value-type="string">
            <text:p>1. Send GET request to /contacts/{id} with token.</text:p>
          </table:table-cell>
          <table:table-cell/>
          <table:table-cell office:value-type="string" calcext:value-type="string">
            <text:p><text:span text:style-name="T1">Response</text:span> status code is 200. Received response body includes all fields with the same values as created contact, “_id”, “__v”, and “owner”, with value of user’s “_id”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I-CONTACT-48</text:p>
          </table:table-cell>
          <table:table-cell office:value-type="string" calcext:value-type="string">
            <text:p>Get created contact without auth.</text:p>
          </table:table-cell>
          <table:table-cell table:style-name="ce4" office:value-type="string" calcext:value-type="string">
            <text:p>API-USER-1</text:p>
            <text:p>API-CONTACT-1</text:p>
          </table:table-cell>
          <table:table-cell office:value-type="string" calcext:value-type="string">
            <text:p>1. Send GET request to /contacts/{id}.</text:p>
          </table:table-cell>
          <table:table-cell/>
          <table:table-cell office:value-type="string" calcext:value-type="string">
            <text:p><text:span text:style-name="T1">Response</text:span> status code is 401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5">
          <table:table-cell office:value-type="string" calcext:value-type="string">
            <text:p>API-CONTACT-49</text:p>
          </table:table-cell>
          <table:table-cell office:value-type="string" calcext:value-type="string">
            <text:p>Get contact list.</text:p>
          </table:table-cell>
          <table:table-cell table:style-name="ce4" office:value-type="string" calcext:value-type="string">
            <text:p>API-USER-1</text:p>
            <text:p>API-CONTACT-1</text:p>
            <text:p><text:span text:style-name="T1">API-CONTACT-2</text:span></text:p>
            <text:p><text:span text:style-name="T1">API-CONTACT-3</text:span></text:p>
          </table:table-cell>
          <table:table-cell office:value-type="string" calcext:value-type="string">
            <text:p>1. Send GET request to /contacts/ with token.</text:p>
          </table:table-cell>
          <table:table-cell/>
          <table:table-cell office:value-type="string" calcext:value-type="string">
            <text:p><text:span text:style-name="T1">Response</text:span> status code is 200. Received response body with the list, where each contact includes all fields with the same values as created contact, “_id”, “__v”, and “owner”, with value of user’s “_id”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0">
          <table:table-cell office:value-type="string" calcext:value-type="string">
            <text:p>API-CONTACT-50</text:p>
          </table:table-cell>
          <table:table-cell office:value-type="string" calcext:value-type="string">
            <text:p>Update contact.</text:p>
          </table:table-cell>
          <table:table-cell table:style-name="ce4" office:value-type="string" calcext:value-type="string">
            <text:p>API-USER-1</text:p>
            <text:p>API-CONTACT-1</text:p>
          </table:table-cell>
          <table:table-cell office:value-type="string" calcext:value-type="string">
            <text:p>1. Send PUT request to /contacts/{id} with JSON payload and token.</text:p>
          </table:table-cell>
          <table:table-cell office:value-type="string" calcext:value-type="string">
            <text:p>See note.</text:p>
          </table:table-cell>
          <table:table-cell office:value-type="string" calcext:value-type="string">
            <text:p><text:span text:style-name="T1">Response</text:span> status code is 200. Received response body includes all fields with updated values, “_id”, “__v”, and “owner”, with value of user’s “_id”.</text:p>
          </table:table-cell>
          <table:table-cell/>
          <table:table-cell table:style-name="ce17" office:value-type="string" calcext:value-type="string">
            <text:p>Pass</text:p>
          </table:table-cell>
          <table:table-cell/>
          <table:table-cell table:style-name="ce21" office:value-type="string" calcext:value-type="string">
            <text:p>In automation tests used the same data as in tests of contact creation.</text:p>
            <text:p>I think I should consider another approach to test this one, otherwise it’s hard to track and write documentation.</text:p>
          </table:table-cell>
          <table:table-cell table:number-columns-repeated="16374"/>
        </table:table-row>
        <table:table-row table:style-name="ro10">
          <table:table-cell office:value-type="string" calcext:value-type="string">
            <text:p>API-CONTACT-51</text:p>
          </table:table-cell>
          <table:table-cell office:value-type="string" calcext:value-type="string">
            <text:p>Patch contact.</text:p>
          </table:table-cell>
          <table:table-cell table:style-name="ce4" office:value-type="string" calcext:value-type="string">
            <text:p>API-USER-1</text:p>
            <text:p>API-CONTACT-1</text:p>
          </table:table-cell>
          <table:table-cell office:value-type="string" calcext:value-type="string">
            <text:p>1. Send PATCH request to /contacts/{id} with JSON payload and token.</text:p>
          </table:table-cell>
          <table:table-cell office:value-type="string" calcext:value-type="string">
            <text:p>See note.</text:p>
          </table:table-cell>
          <table:table-cell office:value-type="string" calcext:value-type="string">
            <text:p><text:span text:style-name="T1">Response</text:span> status code is 200. Received response body includes all fields with updated values, “_id”, “__v”, and “owner”, with value of user’s “_id”.</text:p>
          </table:table-cell>
          <table:table-cell/>
          <table:table-cell table:style-name="ce17" office:value-type="string" calcext:value-type="string">
            <text:p>Pass</text:p>
          </table:table-cell>
          <table:table-cell/>
          <table:table-cell table:style-name="ce21" office:value-type="string" calcext:value-type="string">
            <text:p>In automation tests used the same data as in tests of contact creation.</text:p>
            <text:p>I think I should consider another approach to test this one, otherwise it’s hard to track and write documentation.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I-CONTACT-52</text:p>
          </table:table-cell>
          <table:table-cell office:value-type="string" calcext:value-type="string">
            <text:p>Delete contact.</text:p>
          </table:table-cell>
          <table:table-cell table:style-name="ce4" office:value-type="string" calcext:value-type="string">
            <text:p>API-USER-1</text:p>
            <text:p>API-CONTACT-1</text:p>
          </table:table-cell>
          <table:table-cell office:value-type="string" calcext:value-type="string">
            <text:p>1. Send DELETE request to /contacts/{id} with token.</text:p>
          </table:table-cell>
          <table:table-cell/>
          <table:table-cell office:value-type="string" calcext:value-type="string">
            <text:p>Response status code is 200.</text:p>
          </table:table-cell>
          <table:table-cell office:value-type="string" calcext:value-type="string">
            <text:p>Contact with {id} is dele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PI-CONTACT-53</text:p>
          </table:table-cell>
          <table:table-cell office:value-type="string" calcext:value-type="string">
            <text:p>Delete all contacts.</text:p>
          </table:table-cell>
          <table:table-cell table:style-name="ce4" office:value-type="string" calcext:value-type="string">
            <text:p>API-USER-1</text:p>
            <text:p>API-CONTACT-1</text:p>
          </table:table-cell>
          <table:table-cell office:value-type="string" calcext:value-type="string">
            <text:p>1. Send DELETE request to /contacts/ with token.</text:p>
          </table:table-cell>
          <table:table-cell/>
          <table:table-cell office:value-type="string" calcext:value-type="string">
            <text:p>Response status code is 200.</text:p>
          </table:table-cell>
          <table:table-cell office:value-type="string" calcext:value-type="string">
            <text:p>All contacts of user are deleted.</text:p>
          </table:table-cell>
          <table:table-cell table:style-name="ce18" office:value-type="string" calcext:value-type="string">
            <text:p>Fail</text:p>
          </table:table-cell>
          <table:table-cell table:style-name="ce4" office:value-type="string" calcext:value-type="string">
            <text:p>Contacts are not deleted. Response status code is 503. Looks like server doesn’t respond to this request.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I-1</text:p>
          </table:table-cell>
          <table:table-cell office:value-type="string" calcext:value-type="string">
            <text:p>Sign up with correct data.</text:p>
          </table:table-cell>
          <table:table-cell/>
          <table:table-cell office:value-type="string" calcext:value-type="string">
            <text:p>1. Load website.</text:p>
            <text:p>2. Click button “Sign up”.</text:p>
            <text:p>3. Write user data in corresponding fields.</text:p>
            <text:p>4. Click button “Submit”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1. Website is loaded.</text:p>
            <text:p>2. Redirected to Sign Up page.</text:p>
            <text:p>3. -</text:p>
            <text:p>4. Redirected to Contact List page.</text:p>
          </table:table-cell>
          <table:table-cell office:value-type="string" calcext:value-type="string">
            <text:p>User is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UI-2</text:p>
          </table:table-cell>
          <table:table-cell office:value-type="string" calcext:value-type="string">
            <text:p>Sign up with incorrect data.</text:p>
          </table:table-cell>
          <table:table-cell/>
          <table:table-cell office:value-type="string" calcext:value-type="string">
            <text:p>1. Load website.</text:p>
            <text:p>2. Click button “Sign up”.</text:p>
            <text:p>3. Write user data in corresponding fields.</text:p>
            <text:p>4. Click button “Submit”.</text:p>
          </table:table-cell>
          <table:table-cell table:style-name="ce7" office:value-type="string" calcext:value-type="string">
            <text:p>{</text:p>
            <text:p>    "firstName": "",</text:p>
            <text:p>    "lastName": "",</text:p>
            <text:p>    "email": "john.green mail.com",</text:p>
            <text:p>    "password": "1"</text:p>
            <text:p>}</text:p>
          </table:table-cell>
          <table:table-cell office:value-type="string" calcext:value-type="string">
            <text:p>1. Website is loaded.</text:p>
            <text:p>2. Redirected to Sign Up page.</text:p>
            <text:p>3. -</text:p>
            <text:p>4. Error is shown with the reason of invalid input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7">
          <table:table-cell office:value-type="string" calcext:value-type="string">
            <text:p>UI-3</text:p>
          </table:table-cell>
          <table:table-cell office:value-type="string" calcext:value-type="string">
            <text:p>Sign up with used email.</text:p>
          </table:table-cell>
          <table:table-cell office:value-type="string" calcext:value-type="string">
            <text:p>UI-1</text:p>
          </table:table-cell>
          <table:table-cell office:value-type="string" calcext:value-type="string">
            <text:p>1. Load website.</text:p>
            <text:p>2. Click button “Sign up”.</text:p>
            <text:p>3. Write user data in corresponding fields.</text:p>
            <text:p>4. Click button “Submit”.</text:p>
          </table:table-cell>
          <table:table-cell table:style-name="ce8" office:value-type="string" calcext:value-type="string">
            <text:p>{</text:p>
            <text:p>    "firstName": "John",</text:p>
            <text:p>    "lastName": "Green",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1. Website is loaded.</text:p>
            <text:p>2. Redirected to Sign Up page.</text:p>
            <text:p>3. -</text:p>
            <text:p>4. Error is shown with the reason that email is already in use.</text:p>
          </table:table-cell>
          <table:table-cell office:value-type="string" calcext:value-type="string">
            <text:p>User is not created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6">
          <table:table-cell office:value-type="string" calcext:value-type="string">
            <text:p>UI-4</text:p>
          </table:table-cell>
          <table:table-cell office:value-type="string" calcext:value-type="string">
            <text:p>Log in.</text:p>
          </table:table-cell>
          <table:table-cell office:value-type="string" calcext:value-type="string">
            <text:p>UI-1</text:p>
          </table:table-cell>
          <table:table-cell office:value-type="string" calcext:value-type="string">
            <text:p>1. Load website.</text:p>
            <text:p>2. Write user’s credentials.</text:p>
            <text:p>3. Click button “Submit”.</text:p>
          </table:table-cell>
          <table:table-cell table:style-name="ce7" office:value-type="string" calcext:value-type="string">
            <text:p>{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1. Website is loaded.</text:p>
            <text:p>2. -</text:p>
            <text:p>3. Redirected to Contact List page.</text:p>
          </table:table-cell>
          <table:table-cell office:value-type="string" calcext:value-type="string">
            <text:p>Generated token for user.</text:p>
          </table:table-cell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7">
          <table:table-cell office:value-type="string" calcext:value-type="string">
            <text:p>UI-5</text:p>
          </table:table-cell>
          <table:table-cell office:value-type="string" calcext:value-type="string">
            <text:p>Log In as non-existing user.</text:p>
          </table:table-cell>
          <table:table-cell/>
          <table:table-cell office:value-type="string" calcext:value-type="string">
            <text:p>1. Load website.</text:p>
            <text:p>2. Write user’s credentials.</text:p>
            <text:p>3. Click button “Submit”.</text:p>
          </table:table-cell>
          <table:table-cell table:style-name="ce7" office:value-type="string" calcext:value-type="string">
            <text:p>{</text:p>
            <text:p>    "email": "john.green@mail.com",</text:p>
            <text:p>    "password": "1234567890"</text:p>
            <text:p>}</text:p>
          </table:table-cell>
          <table:table-cell office:value-type="string" calcext:value-type="string">
            <text:p>1. Website is loaded.</text:p>
            <text:p>2. -</text:p>
            <text:p>3. Error is shown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UI-6</text:p>
          </table:table-cell>
          <table:table-cell office:value-type="string" calcext:value-type="string">
            <text:p>Add contact.</text:p>
          </table:table-cell>
          <table:table-cell office:value-type="string" calcext:value-type="string">
            <text:p>UI-4</text:p>
          </table:table-cell>
          <table:table-cell office:value-type="string" calcext:value-type="string">
            <text:p>1. Click button “Add Contact”.</text:p>
            <text:p><text:span text:style-name="T1">2. Write contact data in corresponding fields.</text:span></text:p>
            <text:p>3. Click button “Submit”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968-09-25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1. Redirected to Add Contact page.</text:p>
            <text:p>2. -</text:p>
            <text:p>3. Redirected to Contact List page. In table appeared new contact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8">
          <table:table-cell office:value-type="string" calcext:value-type="string">
            <text:p>UI-7</text:p>
          </table:table-cell>
          <table:table-cell office:value-type="string" calcext:value-type="string">
            <text:p>Add invalid contact.</text:p>
          </table:table-cell>
          <table:table-cell office:value-type="string" calcext:value-type="string">
            <text:p>UI-4</text:p>
          </table:table-cell>
          <table:table-cell office:value-type="string" calcext:value-type="string">
            <text:p>1. Click button “Add Contact”.</text:p>
            <text:p><text:span text:style-name="T1">2. Write contact data in corresponding fields.</text:span></text:p>
            <text:p>3. Click button “Submit”.</text:p>
          </table:table-cell>
          <table:table-cell office:value-type="string" calcext:value-type="string">
            <text:p>{</text:p>
            <text:p>    “firstName”: “Will”,</text:p>
            <text:p>    "lastName": "Smith",</text:p>
            <text:p><text:span text:style-name="T2">    "birthdate": "123",</text:span></text:p>
            <text:p><text:span text:style-name="T2">    "email": "will.smith@mail.com",</text:span></text:p>
            <text:p><text:span text:style-name="T2">    “phone": "1234567890",</text:span></text:p>
            <text:p><text:span text:style-name="T2">    “street1": "1 Main St.",</text:span></text:p>
            <text:p><text:span text:style-name="T2">    “street2": "Apartment A",</text:span></text:p>
            <text:p><text:span text:style-name="T2">    “city": "New York",</text:span></text:p>
            <text:p><text:span text:style-name="T2">    “stateProvince": "NY",</text:span></text:p>
            <text:p><text:span text:style-name="T2">    “postalCode": "10118",</text:span></text:p>
            <text:p><text:span text:style-name="T2">    “country": "USA"</text:span></text:p>
            <text:p>}</text:p>
          </table:table-cell>
          <table:table-cell office:value-type="string" calcext:value-type="string">
            <text:p>1. Redirected to Add Contact page.</text:p>
            <text:p>2. -</text:p>
            <text:p>3. Error is shown.</text:p>
          </table:table-cell>
          <table:table-cell/>
          <table:table-cell table:style-name="ce17" office:value-type="string" calcext:value-type="string">
            <text:p>Pass</text:p>
          </table:table-cell>
          <table:table-cell office:value-type="string" calcext:value-type="string">
            <text:p>As expected.</text:p>
          </table:table-cell>
          <table:table-cell table:number-columns-repeated="16375"/>
        </table:table-row>
        <table:table-row table:style-name="ro18" table:number-rows-repeated="2">
          <table:table-cell table:number-columns-repeated="7"/>
          <table:table-cell table:style-name="ce19"/>
          <table:table-cell table:number-columns-repeated="16376"/>
        </table:table-row>
        <table:table-row table:style-name="ro18" table:number-rows-repeated="1048473">
          <table:table-cell table:number-columns-repeated="16384"/>
        </table:table-row>
        <table:table-row table:style-name="ro18">
          <table:table-cell table:number-columns-repeated="16384"/>
        </table:table-row>
      </table:table>
      <table:named-expressions/>
      <table:database-ranges>
        <table:database-range table:name="__Anonymous_Sheet_DB__0" table:target-range-address="'Test Cases'.A1:'Test Cases'.J1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9:49:11.385351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3:40:21.125007792</meta:creation-date>
    <meta:generator>LibreOffice/24.8.2.1$Linux_X86_64 LibreOffice_project/0f794b6e29741098670a3b95d60478a65d05ef13</meta:generator>
    <dc:date>2024-11-04T20:46:31.133913509</dc:date>
    <meta:editing-duration>PT5H14M30S</meta:editing-duration>
    <meta:editing-cycles>56</meta:editing-cycles>
    <meta:print-date>2024-11-04T19:32:27.215185809</meta:print-date>
    <meta:printed-by>PDF files</meta:printed-by>
    <meta:document-statistic meta:table-count="1" meta:cell-count="864" meta:object-count="0"/>
  </office:meta>
</office:document-meta>
</file>